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-se de execução de pena privativa de liberdade em regime semiaberto, tendo a apenada requerido, por intermédio da Defensoria Pública, que seja acatada justificativa para suas faltas anteriores à inserção no monitoramento eletrônico (eventos 39.1 e 39.2).</text:p>
      <text:p text:style-name="P1">Alega a apenada que reside na comunidade do Mosquito e que membros de facção criminosa rival ameaçaram-na, dificultando seu recolhimento ao estabelecimento prisional.</text:p>
      <text:p text:style-name="P1">Opinou o Ministério Público pelo indeferimento do pedido e que as faltas sejam consideradas como pena não cumprida (evento 42.1).</text:p>
      <text:p text:style-name="P1">Acrescento aos autos que foi deferida a progressão de regime para o semiaberto em 01/12/2019 (evento 28.1), tendo a apenada sido inserida no monitoramento eletrônico em 18/12/2019, consoante informações do SIAPEN, em consulta nesta data.</text:p>
      <text:p text:style-name="P1">Relatados.</text:p>
      <text:p text:style-name="P1">De antemão, observo que a apenada não acostou aos autos qualquer documentação comprobatória do alegado, de que estivesse impossibilitada de exercer sua liberdade de locomoção e recolher-se ao pernoite.</text:p>
      <text:p text:style-name="P1">Outrossim, não constam nos autos informações quanto ao descumprimento do recolhimento ou de violações ao monitoramento.</text:p>
      <text:p text:style-name="P1">Isto posto, inde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8:43:38.127000000</meta:creation-date>
    <dc:date>2020-01-13T08:43:56.926000000</dc:date>
    <meta:editing-duration>PT19S</meta:editing-duration>
    <meta:editing-cycles>1</meta:editing-cycles>
    <meta:document-statistic meta:table-count="0" meta:image-count="0" meta:object-count="0" meta:page-count="1" meta:paragraph-count="8" meta:word-count="164" meta:character-count="1138" meta:non-whitespace-character-count="982"/>
    <meta:generator>LibreOffice/6.0.3.2$Windows_X86_64 LibreOffice_project/8f48d515416608e3a835360314dac7e47fd0b821</meta:generator>
  </office:meta>
</office:document-meta>
</file>